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9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</office:automatic-styles>
  <office:body>
    <office:presentation>
      <draw:page draw:name="Slide1" draw:style-name="a395" draw:master-page-name="Master1-Layout1-title-Title-Slide" presentation:presentation-page-layout-name="Master1-PPL1" draw:id="Slide-256">
        <draw:frame draw:id="id77" presentation:style-name="a398" draw:name="Title 1" svg:x="1.38in" svg:y="0.83in" svg:width="10.3in" svg:height="4.42in" presentation:class="title" presentation:placeholder="false">
          <draw:text-box>
            <text:p text:style-name="a397" text:class-names="" text:cond-style-name=""><text:span text:style-name="a396" text:class-names="">BASIC SQL</text:span></text:p>
          </draw:text-box>
          <svg:title/>
          <svg:desc/>
        </draw:frame>
        <draw:frame draw:id="id78" presentation:style-name="a399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00" draw:master-page-name="Master1-Layout2-obj-Title-and-Content" presentation:presentation-page-layout-name="Master1-PPL2" draw:id="Slide-257">
        <draw:frame draw:id="id79" presentation:style-name="a403" draw:name="Title 1" svg:x="1.38in" svg:y="0.4in" svg:width="10.6in" svg:height="1.44965in" presentation:class="title" presentation:placeholder="false">
          <draw:text-box>
            <text:p text:style-name="a402" text:class-names="" text:cond-style-name=""><text:span text:style-name="a401" text:class-names="">SQL</text:span></text:p>
          </draw:text-box>
          <svg:title/>
          <svg:desc/>
        </draw:frame>
        <draw:frame draw:id="id80" presentation:style-name="a419" draw:name="Content Placeholder 2" svg:x="1.38in" svg:y="2in" svg:width="9.4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Structured Query Language</text:span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clarative Language<text:s text:c="1"/>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Access / perform operations on many records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420" draw:master-page-name="Master1-Layout2-obj-Title-and-Content" presentation:presentation-page-layout-name="Master1-PPL2" draw:id="Slide-262">
        <draw:frame draw:id="id81" presentation:style-name="a423" draw:name="Title 1" svg:x="1.38in" svg:y="0.4in" svg:width="10.6in" svg:height="1.44965in" presentation:class="title" presentation:placeholder="false">
          <draw:text-box>
            <text:p text:style-name="a422" text:class-names="" text:cond-style-name=""><text:span text:style-name="a421" text:class-names="">SQL</text:span></text:p>
          </draw:text-box>
          <svg:title/>
          <svg:desc/>
        </draw:frame>
        <draw:frame draw:id="id82" presentation:style-name="a453" draw:name="Content Placeholder 2" svg:x="1.38in" svg:y="2in" svg:width="9.4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Code is NOT case sensitive <text:s text:c="1"/>(SELECT == select)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Text / string = single quotes =<text:s text:c="1"/></text:span><text:span text:style-name="a428" text:class-names="">‘’</text:span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Field name = double quotes =<text:s text:c="1"/></text:span><text:span text:style-name="a432" text:class-names="">“”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Comments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/*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is is a block of comment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*/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-- This is an inline comment</text:span></text:p>
              </text:list-item>
            </text:list>
          </draw:text-box>
          <svg:title/>
          <svg:desc/>
        </draw:frame>
      </draw:page>
      <draw:page draw:name="Slide20" draw:style-name="a454" draw:master-page-name="Master1-Layout2-obj-Title-and-Content" presentation:presentation-page-layout-name="Master1-PPL2" draw:id="Slide-275">
        <draw:frame draw:id="id83" presentation:style-name="a457" draw:name="Title 1" svg:x="1.38in" svg:y="0.4in" svg:width="10.6in" svg:height="1.44965in" presentation:class="title" presentation:placeholder="false">
          <draw:text-box>
            <text:p text:style-name="a456" text:class-names="" text:cond-style-name=""><text:span text:style-name="a455" text:class-names="">SQL</text:span></text:p>
          </draw:text-box>
          <svg:title/>
          <svg:desc/>
        </draw:frame>
        <draw:frame draw:id="id84" presentation:style-name="a476" draw:name="Content Placeholder 2" svg:x="1.38in" svg:y="2in" svg:width="9.4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SELECT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INSERT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UPDATE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DELETE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CREATE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DROP</text:span></text:p>
              </text:list-item>
            </text:list>
          </draw:text-box>
          <svg:title/>
          <svg:desc/>
        </draw:frame>
      </draw:page>
      <draw:page draw:name="Slide19" draw:style-name="a477" draw:master-page-name="Master1-Layout2-obj-Title-and-Content" presentation:presentation-page-layout-name="Master1-PPL2" draw:id="Slide-274">
        <draw:frame draw:id="id85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8" text:class-names="">Additional SQL Resources</text:span></text:p>
          </draw:text-box>
          <svg:title/>
          <svg:desc/>
        </draw:frame>
        <draw:frame draw:id="id86" presentation:style-name="a495" draw:name="Conten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1" text:class-names=""><text:a xlink:href="https://www.tutorialspoint.com/sql/" text:style-name="" text:visited-style-name="">https://www.tutorialspoint.com/sql/</text:a></text:span><text:span text:style-name="a482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<text:a xlink:href="https://www.codecademy.com/learn/learn-sql" text:style-name="" text:visited-style-name="">https://www.codecademy.com/learn/learn-sql</text:a></text:span><text:span text:style-name="a486" text:class-names=""/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Interactiv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Badg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96" draw:master-page-name="Master1-Layout3-secHead-Section-Header" presentation:presentation-page-layout-name="Master1-PPL3" draw:id="Slide-265">
        <draw:frame draw:id="id87" presentation:style-name="a499" draw:name="Title 3" svg:x="1.38in" svg:y="0.83in" svg:width="10.3in" svg:height="4.42in" presentation:class="title" presentation:placeholder="false">
          <draw:text-box>
            <text:p text:style-name="a498" text:class-names="" text:cond-style-name=""><text:span text:style-name="a497" text:class-names="">The Table</text:span></text:p>
          </draw:text-box>
          <svg:title/>
          <svg:desc/>
        </draw:frame>
        <draw:frame draw:id="id88" presentation:style-name="a50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8" draw:style-name="a501" draw:master-page-name="Master1-Layout2-obj-Title-and-Content" presentation:presentation-page-layout-name="Master1-PPL2" draw:id="Slide-263">
        <draw:frame draw:id="id89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2" text:class-names="">PSQL – Naming Columns</text:span></text:p>
          </draw:text-box>
          <svg:title/>
          <svg:desc/>
        </draw:frame>
        <draw:frame draw:id="id90" presentation:style-name="a511" draw:name="Conten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PSQL has many reserved words, when creating tables choose names that do not conflict with these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512" draw:master-page-name="Master1-Layout2-obj-Title-and-Content" presentation:presentation-page-layout-name="Master1-PPL2" draw:id="Slide-264">
        <draw:frame draw:id="id91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3" text:class-names="">PSQL – Naming Columns</text:span></text:p>
          </draw:text-box>
          <svg:title/>
          <svg:desc/>
        </draw:frame>
        <draw:frame draw:id="id92" presentation:style-name="a537" draw:name="Conten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Ensure the name is unique and does not exist as a reserved keyword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eep the length to a maximum of 30 bytes—in practice this is 30 characters unless you are using multi-byte character set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Names must begin with a letter and may not end with an underscore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Only use letters, numbers and underscores in names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Avoid the use of multiple consecutive underscores—these can be hard to read.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Use underscores where you would naturally include a space in the name (first name becomes first_name)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21" draw:style-name="a538" draw:master-page-name="Master1-Layout2-obj-Title-and-Content" presentation:presentation-page-layout-name="Master1-PPL2" draw:id="Slide-276">
        <draw:frame draw:id="id93" presentation:style-name="a541" draw:name="Title 3" svg:x="1.38in" svg:y="0.4in" svg:width="10.6in" svg:height="1.44965in" presentation:class="title" presentation:placeholder="false">
          <draw:text-box>
            <text:p text:style-name="a540" text:class-names="" text:cond-style-name=""><text:span text:style-name="a539" text:class-names="">CREATE A TABLE</text:span></text:p>
          </draw:text-box>
          <svg:title/>
          <svg:desc/>
        </draw:frame>
        <draw:frame draw:id="id94" presentation:style-name="a557" draw:name="Content Placeholder 5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CREATE [ [ GLOBAL | LOCAL ] { TEMPORARY | TEMP } | UNLOGGED ] TABLE [ IF NOT EXISTS ] table_name ( [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2"/>{ column_name data_type [ COLLATE collation ] [ column_constraint [ ... ] ]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4"/>| table_constraint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4"/>| LIKE source_table [ like_option ... ] }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4"/>[, ... ]</text:span></text:p>
              </text:list-item>
            </text:list>
          </draw:text-box>
          <svg:title/>
          <svg:desc/>
        </draw:frame>
      </draw:page>
      <draw:page draw:name="Slide22" draw:style-name="a558" draw:master-page-name="Master1-Layout2-obj-Title-and-Content" presentation:presentation-page-layout-name="Master1-PPL2" draw:id="Slide-277">
        <draw:frame draw:id="id95" presentation:style-name="a561" draw:name="Title 3" svg:x="1.38in" svg:y="0.4in" svg:width="10.6in" svg:height="1.44965in" presentation:class="title" presentation:placeholder="false">
          <draw:text-box>
            <text:p text:style-name="a560" text:class-names="" text:cond-style-name=""><text:span text:style-name="a559" text:class-names="">CREATE Statement</text:span></text:p>
          </draw:text-box>
          <svg:title/>
          <svg:desc/>
        </draw:frame>
        <draw:frame draw:id="id96" presentation:style-name="a568" draw:name="Content Placeholder 4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CREATE TABLE family (family_id integer, first_name text, last_name text, age integer);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23" draw:style-name="a569" draw:master-page-name="Master1-Layout2-obj-Title-and-Content" presentation:presentation-page-layout-name="Master1-PPL2" draw:id="Slide-278">
        <draw:frame draw:id="id97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70" text:class-names="">INSERT Statement</text:span></text:p>
          </draw:text-box>
          <svg:title/>
          <svg:desc/>
        </draw:frame>
        <draw:frame draw:id="id98" presentation:style-name="a585" draw:name="Conten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INSERT INTO table_name [ AS alias ] [ ( column_name [, ...] ) ]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4"/>{ DEFAULT VALUES | VALUES ( { expression | DEFAULT } [, ...] ) [, ...] | query }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4"/>[ ON CONFLICT [ conflict_target ] conflict_action ]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4"/>[ RETURNING * | output_expression [ [ AS ] output_name ] [, ...] ]</text:span></text:p>
              </text:list-item>
            </text:list>
          </draw:text-box>
          <svg:title/>
          <svg:desc/>
        </draw:frame>
      </draw:page>
      <draw:page draw:name="Slide25" draw:style-name="a586" draw:master-page-name="Master1-Layout2-obj-Title-and-Content" presentation:presentation-page-layout-name="Master1-PPL2" draw:id="Slide-280">
        <draw:frame draw:id="id99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7" text:class-names="">INSERT Statement</text:span></text:p>
          </draw:text-box>
          <svg:title/>
          <svg:desc/>
        </draw:frame>
        <draw:frame draw:id="id100" presentation:style-name="a596" draw:name="Conten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INSERT INTO family (family_id, first_name, last_name, age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VALUES (1, 'David', 'Haynes', 37);</text:span></text:p>
              </text:list-item>
            </text:list>
          </draw:text-box>
          <svg:title/>
          <svg:desc/>
        </draw:frame>
      </draw:page>
      <draw:page draw:name="Slide26" draw:style-name="a597" draw:master-page-name="Master1-Layout2-obj-Title-and-Content" presentation:presentation-page-layout-name="Master1-PPL2" draw:id="Slide-281">
        <draw:frame draw:id="id101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8" text:class-names="">INSERT Statement</text:span></text:p>
          </draw:text-box>
          <svg:title/>
          <svg:desc/>
        </draw:frame>
        <draw:frame draw:id="id102" presentation:style-name="a613" draw:name="Conten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INSERT INTO family (family_id, first_name, last_name, age) VALUES (2, 'David', 'Haynes', 6),(3, 'Olivia', 'Haynes', 4);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--Use a comma to separate multiple inserts. Each record is enclosed by parentheses.</text:span></text:p>
              </text:list-item>
            </text:list>
          </draw:text-box>
          <svg:title/>
          <svg:desc/>
        </draw:frame>
      </draw:page>
      <draw:page draw:name="Slide27" draw:style-name="a614" draw:master-page-name="Master1-Layout2-obj-Title-and-Content" presentation:presentation-page-layout-name="Master1-PPL2" draw:id="Slide-282">
        <draw:frame draw:id="id103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5" text:class-names="">CODE IT</text:span></text:p>
          </draw:text-box>
          <svg:title/>
          <svg:desc/>
        </draw:frame>
        <draw:frame draw:id="id104" presentation:style-name="a621" draw:name="Conten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NSERT INTO family (family_id, first_name, last_name, age) VALUES (4, 888, 'Haynes', '0');</text:span></text:p>
              </text:list-item>
            </text:list>
          </draw:text-box>
          <svg:title/>
          <svg:desc/>
        </draw:frame>
      </draw:page>
      <draw:page draw:name="Slide33" draw:style-name="a622" draw:master-page-name="Master1-Layout3-secHead-Section-Header" presentation:presentation-page-layout-name="Master1-PPL3" draw:id="Slide-288">
        <draw:frame draw:id="id105" presentation:style-name="a625" draw:name="Title 3" svg:x="1.38in" svg:y="0.83in" svg:width="10.3in" svg:height="4.42in" presentation:class="title" presentation:placeholder="false">
          <draw:text-box>
            <text:p text:style-name="a624" text:class-names="" text:cond-style-name=""><text:span text:style-name="a623" text:class-names="">It all begins with SELECT</text:span></text:p>
          </draw:text-box>
          <svg:title/>
          <svg:desc/>
        </draw:frame>
        <draw:frame draw:id="id106" presentation:style-name="a626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627" draw:master-page-name="Master1-Layout2-obj-Title-and-Content" presentation:presentation-page-layout-name="Master1-PPL2" draw:id="Slide-266">
        <draw:frame draw:id="id107" presentation:style-name="a630" draw:name="Title 3" svg:x="1.38in" svg:y="0.4in" svg:width="10.6in" svg:height="1.44965in" presentation:class="title" presentation:placeholder="false">
          <draw:text-box>
            <text:p text:style-name="a629" text:class-names="" text:cond-style-name=""><text:span text:style-name="a628" text:class-names="">Query Syntax</text:span></text:p>
          </draw:text-box>
          <svg:title/>
          <svg:desc/>
        </draw:frame>
        <draw:frame draw:id="id108" presentation:style-name="a649" draw:name="Content Placeholder 4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Uppercase for Reserved keywords (e.g., SELECT, <text:s text:c="1"/>FROM, <text:s text:c="1"/>WHERE)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End each statement with a semicolon;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Statement should be on multiple lines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SELECT total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650" draw:master-page-name="Master1-Layout2-obj-Title-and-Content" presentation:presentation-page-layout-name="Master1-PPL2" draw:id="Slide-258">
        <draw:frame draw:id="id109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1" text:class-names="">SQL</text:span></text:p>
          </draw:text-box>
          <svg:title/>
          <svg:desc/>
        </draw:frame>
        <draw:frame draw:id="id110" presentation:style-name="a672" draw:name="Conten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Select – What are the columns that you want returned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Columns names must be accurate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Separate columns with comma “,”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SELECT *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SELECT 1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5" draw:style-name="a673" draw:master-page-name="Master1-Layout2-obj-Title-and-Content" presentation:presentation-page-layout-name="Master1-PPL2" draw:id="Slide-260">
        <draw:frame draw:id="id111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4" text:class-names="">SQL - FROM</text:span></text:p>
          </draw:text-box>
          <svg:title/>
          <svg:desc/>
        </draw:frame>
        <draw:frame draw:id="id112" presentation:style-name="a689" draw:name="Conten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Tables or Data Sources that you would like to perform operations on.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If multiple data sources are listed, the result is the cross-join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690" draw:master-page-name="Master1-Layout2-obj-Title-and-Content" presentation:presentation-page-layout-name="Master1-PPL2" draw:id="Slide-259">
        <draw:frame draw:id="id113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1" text:class-names="">Code It<text:s text:c="1"/></text:span></text:p>
          </draw:text-box>
          <svg:title/>
          <svg:desc/>
        </draw:frame>
        <draw:frame draw:id="id114" presentation:style-name="a703" draw:name="Conten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SELECT male_under_5_years, Female_under_5_year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FROM mn_census_tracts_2000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6" draw:style-name="a704" draw:master-page-name="Master1-Layout2-obj-Title-and-Content" presentation:presentation-page-layout-name="Master1-PPL2" draw:id="Slide-261">
        <draw:frame draw:id="id115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5" text:class-names="">Advanced Select</text:span></text:p>
          </draw:text-box>
          <svg:title/>
          <svg:desc/>
        </draw:frame>
        <draw:frame draw:id="id116" presentation:style-name="a723" draw:name="Conten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SELECT multiple columns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ELECT Male_Under_5_years + Male_5_to_9_years + Male_10_to_14_years + Male_15_to_17_years as men_under_18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FROM mn_census_tracts_2000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4" draw:style-name="a724" draw:master-page-name="Master1-Layout2-obj-Title-and-Content" presentation:presentation-page-layout-name="Master1-PPL2" draw:id="Slide-269">
        <draw:frame draw:id="id117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5" text:class-names="">SQL – Filter (Where)</text:span></text:p>
          </draw:text-box>
          <svg:title/>
          <svg:desc/>
        </draw:frame>
        <draw:frame draw:id="id118" presentation:style-name="a737" draw:name="Conten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SELECT county_name, Male_Under_5_years + Male_5_to_9_years + Male_10_to_14_years + Male_15_to_17_years as men_under_18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FROM mn_census_tracts_2000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WHERE county_name = 'Anoka'</text:span></text:p>
              </text:list-item>
            </text:list>
          </draw:text-box>
          <svg:title/>
          <svg:desc/>
        </draw:frame>
      </draw:page>
      <draw:page draw:name="Slide18" draw:style-name="a738" draw:master-page-name="Master1-Layout2-obj-Title-and-Content" presentation:presentation-page-layout-name="Master1-PPL2" draw:id="Slide-273">
        <draw:frame draw:id="id119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9" text:class-names="">SQL – Filter (2.0)<text:line-break/></text:span></text:p>
          </draw:text-box>
          <svg:title/>
          <svg:desc/>
        </draw:frame>
        <draw:frame draw:id="id120" presentation:style-name="a757" draw:name="Conten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BETWEEN ( Inclusive X &gt;= AND &lt;= Y )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SELECT county_name, Male_Under_5_years + Male_5_to_9_years + Male_10_to_14_years + Male_15_to_17_years as men_under_18, Male_5_to_9_years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FROM mn_census_tracts_2000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WHERE male_5_to_9_years Between 100 and 200</text:span></text:p>
              </text:list-item>
            </text:list>
          </draw:text-box>
          <svg:title/>
          <svg:desc/>
        </draw:frame>
      </draw:page>
      <draw:page draw:name="Slide12" draw:style-name="a758" draw:master-page-name="Master1-Layout2-obj-Title-and-Content" presentation:presentation-page-layout-name="Master1-PPL2" draw:id="Slide-267">
        <draw:frame draw:id="id121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9" text:class-names="">SQL - Aggregations</text:span></text:p>
          </draw:text-box>
          <svg:title/>
          <svg:desc/>
        </draw:frame>
        <draw:frame draw:id="id122" presentation:style-name="a768" draw:name="Conten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The GROUP BY clause allows for calculations to be performed over a common attribute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28" draw:style-name="a769" draw:master-page-name="Master1-Layout2-obj-Title-and-Content" presentation:presentation-page-layout-name="Master1-PPL2" draw:id="Slide-283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70" text:class-names="">SQL Aggregations</text:span></text:p>
          </draw:text-box>
          <svg:title/>
          <svg:desc/>
        </draw:frame>
        <draw:frame draw:id="id124" presentation:style-name="a782" draw:name="Conten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SELECT county_name, sum(Male_Under_5_years + Male_5_to_9_years + Male_10_to_14_years + Male_15_to_17_years) as men_under_18, sum(Male_5_to_9_years) as male_5_9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FROM mn_census_tracts_2000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GROUP BY county_name</text:span></text:p>
              </text:list-item>
            </text:list>
          </draw:text-box>
          <svg:title/>
          <svg:desc/>
        </draw:frame>
      </draw:page>
      <draw:page draw:name="Slide29" draw:style-name="a783" draw:master-page-name="Master1-Layout2-obj-Title-and-Content" presentation:presentation-page-layout-name="Master1-PPL2" draw:id="Slide-284">
        <draw:frame draw:id="id12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4" text:class-names="">PSQL Aggregations</text:span></text:p>
          </draw:text-box>
          <svg:title/>
          <svg:desc/>
        </draw:frame>
        <draw:frame draw:id="id126" presentation:style-name="a805" draw:name="Conten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Avg()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unt()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Min()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Max()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tring_agg(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Array_agg()</text:span></text:p>
              </text:list-item>
            </text:list>
          </draw:text-box>
          <svg:title/>
          <svg:desc/>
        </draw:frame>
      </draw:page>
      <draw:page draw:name="Slide13" draw:style-name="a806" draw:master-page-name="Master1-Layout2-obj-Title-and-Content" presentation:presentation-page-layout-name="Master1-PPL2" draw:id="Slide-268">
        <draw:frame draw:id="id127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7" text:class-names="">SQL – Pattern Matching</text:span></text:p>
          </draw:text-box>
          <svg:title/>
          <svg:desc/>
        </draw:frame>
        <draw:frame draw:id="id128" presentation:style-name="a831" draw:name="Conten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LIKE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re are two wildcards used in conjunction with the LIKE operator −</text:span></text:p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The percent sign “%”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The underscore “_”</text:span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e percent sign represents zero, one, or multiple numbers or characters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underscore represents a single number or character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832" draw:master-page-name="Master1-Layout2-obj-Title-and-Content" presentation:presentation-page-layout-name="Master1-PPL2" draw:id="Slide-271">
        <draw:frame draw:id="id129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3" text:class-names="">SQL – Pattern Matching</text:span></text:p>
          </draw:text-box>
          <svg:title/>
          <svg:desc/>
        </draw:frame>
        <draw:frame draw:id="id130" presentation:style-name="a845" draw:name="Conten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county_name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FROM mn_census_tracts_2000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WHERE county_name LIKE 'Ai%'</text:span></text:p>
              </text:list-item>
            </text:list>
          </draw:text-box>
          <svg:title/>
          <svg:desc/>
        </draw:frame>
      </draw:page>
      <draw:page draw:name="Slide30" draw:style-name="a846" draw:master-page-name="Master1-Layout2-obj-Title-and-Content" presentation:presentation-page-layout-name="Master1-PPL2" draw:id="Slide-285">
        <draw:frame draw:id="id13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7" text:class-names="">SQL – Pattern Matching</text:span></text:p>
          </draw:text-box>
          <svg:title/>
          <svg:desc/>
        </draw:frame>
        <draw:frame draw:id="id132" presentation:style-name="a859" draw:name="Conten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SELECT county_nam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FROM mn_census_tracts_2000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WHERE lower(county_name) LIKE '%lake%'</text:span></text:p>
              </text:list-item>
            </text:list>
          </draw:text-box>
          <svg:title/>
          <svg:desc/>
        </draw:frame>
      </draw:page>
      <draw:page draw:name="Slide15" draw:style-name="a860" draw:master-page-name="Master1-Layout2-obj-Title-and-Content" presentation:presentation-page-layout-name="Master1-PPL2" draw:id="Slide-270">
        <draw:frame draw:id="id133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1" text:class-names="">SQL – Result Arrangement</text:span></text:p>
          </draw:text-box>
          <svg:title/>
          <svg:desc/>
        </draw:frame>
        <draw:frame draw:id="id134" presentation:style-name="a885" draw:name="Conten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ORDER – arrange the result of the records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Order can be ASC or DESC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SELECT county_name, black_alone, white_alon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FROM mn_census_tracts_2000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ORDER BY black_alone desc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32" draw:style-name="a886" draw:master-page-name="Master1-Layout2-obj-Title-and-Content" presentation:presentation-page-layout-name="Master1-PPL2" draw:id="Slide-287">
        <draw:frame draw:id="id135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7" text:class-names="">SQL – Result Arrangement</text:span></text:p>
          </draw:text-box>
          <svg:title/>
          <svg:desc/>
        </draw:frame>
        <draw:frame draw:id="id136" presentation:style-name="a908" draw:name="Conten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Limit – Number of the records that you want returned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SELECT county_name, black_alone, white_alone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FROM mn_census_tracts_2000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Limit 10;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17" draw:style-name="a909" draw:master-page-name="Master1-Layout2-obj-Title-and-Content" presentation:presentation-page-layout-name="Master1-PPL2" draw:id="Slide-272">
        <draw:frame draw:id="id137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10" text:class-names="">SQL - Alias</text:span></text:p>
          </draw:text-box>
          <svg:title/>
          <svg:desc/>
        </draw:frame>
        <draw:frame draw:id="id138" presentation:style-name="a931" draw:name="Conten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Aliasing can be used to rename columns in a SELECT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LECT id as new_id</text:span></text:p>
                  </text:list-item>
                </text:list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Aliasing can be used in the FROM statement to abbreviate table names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SELECT t.id<text:s text:c="1"/>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draw:fill="solid" draw:fill-color="#353537" draw:opacity="100%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draw:fill="solid" draw:fill-color="#6f6f74" draw:opacity="100%" draw:stroke="none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fill="solid" draw:fill-color="#353537" draw:opacity="100%" draw:stroke="non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0">
      <style:graphic-properties draw:fill="solid" draw:fill-color="#353537" draw:opacity="100%" draw:stroke="non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353537" draw:opacity="100%" draw:stroke="none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draw:fill="solid" draw:fill-color="#353537" draw:opacity="100%" draw:stroke="non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353537" draw:opacity="100%" draw:stroke="none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">
      <style:graphic-properties draw:fill="solid" draw:fill-color="#353537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28/2020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>1/28/2020</text:date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1/28/2020</text:date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1/28/2020</text:date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1/28/2020</text:date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1/28/2020</text:date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/28/2020</text:date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1/28/2020</text:date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1/28/2020</text:date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/28/2020</text:date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1/28/2020</text:date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1/28/2020</text:date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0-01-28T23:24:43Z</dc:date>
    <meta:template xlink:href="TM03457515%5b%5bfn=View%5d%5d" xlink:type="simple"/>
    <meta:editing-cycles>18</meta:editing-cycles>
    <meta:editing-duration>PT65958S</meta:editing-duration>
    <meta:document-statistic meta:paragraph-count="151" meta:word-count="947"/>
  </office:meta>
</office:document-meta>
</file>